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l Individuo</text:h>
      <text:h text:style-name="Heading_20_2" text:outline-level="2">Introducción</text:h>
      <text:p text:style-name="Text_20_body">Desde nuestro punto de vista, lo que observamos en la naturaleza son individuos. Cada ser vivo que percibimos es una entidad distinta, una unidad viviente con un inicio y un fin. Sin embargo, al analizarlo en detalle, descubrimos que la independencia del individuo es solo aparente, pues cada organismo es parte de un entramado mucho mayor.</text:p>
      <text:p text:style-name="Text_20_body">A simple vista, no podemos ver de qué está compuesto un individuo ni si los individuos forman estructuras mayores. Lo que llamamos "vida" se presenta ante nosotros en la forma de organismos individuales, pero su existencia está entrelazada con la de otros seres vivos.</text:p>
      <text:h text:style-name="Heading_20_2" text:outline-level="2">Módulo: bloque de construcción</text:h>
      <text:p text:style-name="Text_20_body">Los seres vivientes pueden clasificarse en especies, y cada especie está compuesta por individuos con características similares. Desde una perspectiva biológica, la vida es un sistema que genera individuos.</text:p>
      <text:p text:style-name="Text_20_body">Todas las criaturas vivientes están formadas por células, que son la unidad básica de la vida. Estas células cumplen con un ciclo de vida propio y se agrupan para formar tejidos y órganos, permitiendo la existencia de organismos complejos.</text:p>
      <text:p text:style-name="Text_20_body">Del mismo modo que las células se organizan para formar un ser vivo, los individuos pueden agruparse para formar estructuras mayores, como comunidades, ecosistemas y hasta civilizaciones. Exploraremos estas conexiones en profundidad más adelante.</text:p>
      <text:h text:style-name="Heading_20_2" text:outline-level="2">Independencia: la ilusión de la autosuficiencia</text:h>
      <text:p text:style-name="Text_20_body">A primera vista, podría parecer que los individuos son independientes del resto de la vida. Sin embargo, en realidad, todos los seres vivos dependen de su entorno para sobrevivir.</text:p>
      <text:p text:style-name="Text_20_body">Imaginemos que colocamos una cabra en la Luna. A pesar de ser un organismo completo y funcional, la cabra no podría sobrevivir porque su vida depende de la atmósfera, el agua, el alimento y el ecosistema terrestre.</text:p>
      <text:p text:style-name="Text_20_body">Del mismo modo, una célula aislada fuera del tejido al que pertenece no podría funcionar por mucho tiempo. La vida está organizada en redes interdependientes, y cada individuo es parte de un sistema más grande.</text:p>
      <text:h text:style-name="Heading_20_2" text:outline-level="2">Antepasados: una continuidad en el tiempo</text:h>
      <text:p text:style-name="Text_20_body">No es posible crear un organismo complejo en cuestión de semanas o meses. La formación de un mamífero durante la gestación no es un proceso que comienza desde cero, sino la continuación de una historia biológica que se remonta miles de millones de años atrás.</text:p>
      <text:p text:style-name="Text_20_body"><text:soft-page-break/>Por ejemplo, en el caso de los seres humanos, los nueve meses del embarazo representan solo el tiempo necesario para incubar un organismo. Pero este nuevo ser no surge de la nada.</text:p>
      <text:p text:style-name="Text_20_body">Cada individuo comienza a partir de una célula que ya estaba viva: el óvulo de la madre, que contiene material genético heredado de generaciones anteriores. Las cadenas de ADN que lo conforman no han sido creadas en esos nueve meses, sino que han evolucionado durante millones de años, transmitiéndose y modificándose con cada generación.</text:p>
      <text:h text:style-name="Heading_20_2" text:outline-level="2">Ciclo de vida: la dinámica de la existencia</text:h>
      <text:p text:style-name="Text_20_body">Todos los individuos cumplen con un ciclo de vida que consta de tres etapas fundamentales:</text:p>
      <text:list xml:id="list4022019877" text:style-name="L1">
        <text:list-item>
          <text:p text:style-name="P1"><text:span text:style-name="Strong_20_Emphasis">Nacimiento</text:span>: el individuo surge a partir de otro ser vivo. Puede ser por reproducción sexual, en la que se combinan los genes de dos progenitores, o por reproducción asexual, donde un organismo genera copias de sí mismo.</text:p>
        </text:list-item>
        <text:list-item>
          <text:p text:style-name="P1"><text:span text:style-name="Strong_20_Emphasis">Reproducción</text:span>: para que la vida continúe, los individuos deben generar nuevas generaciones antes de morir. A través de la reproducción, los organismos transmiten su información genética a la siguiente generación, permitiendo la evolución de la especie.</text:p>
        </text:list-item>
        <text:list-item>
          <text:p text:style-name="P1"><text:span text:style-name="Strong_20_Emphasis">Muerte</text:span>: todos los individuos eventualmente llegan al final de su ciclo vital. Sin embargo, la vida como un todo persiste a través de la transmisión de información genética y cultural entre generaciones.</text:p>
        </text:list-item>
      </text:list>
      <text:h text:style-name="Heading_20_2" text:outline-level="2">Reflexión final</text:h>
      <text:p text:style-name="Text_20_body">El individuo es la unidad fundamental de la vida tal como la percibimos, pero su existencia está conectada con un sistema mucho más amplio. No somos entidades aisladas, sino parte de una red interdependiente que se extiende a través del tiempo y del espacio.</text:p>
      <text:p text:style-name="Text_20_body">Comprender el individuo nos ayuda a entender no solo la biología de los seres vivos, sino también nuestra relación con el mundo y el legado de la vida a lo largo de la historia del univers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05T17:45:10.220000000</meta:creation-date>
    <dc:date>2025-03-05T17:51:20.980000000</dc:date>
    <meta:editing-duration>PT6M10S</meta:editing-duration>
    <meta:editing-cycles>1</meta:editing-cycles>
    <meta:document-statistic meta:table-count="0" meta:image-count="0" meta:object-count="0" meta:page-count="2" meta:paragraph-count="24" meta:word-count="666" meta:character-count="4094" meta:non-whitespace-character-count="3455"/>
    <meta:generator>LibreOffice/7.3.5.2$Windows_X86_64 LibreOffice_project/184fe81b8c8c30d8b5082578aee2fed2ea847c01</meta:generator>
  </office:meta>
</office:document-meta>
</file>